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039278" officeooo:paragraph-rsid="000392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kground Research</text:p>
      <text:p text:style-name="P1">CPE495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14:20:41.938100574</meta:creation-date>
    <dc:date>2015-09-30T14:21:28.345247003</dc:date>
    <meta:editing-duration>PT46S</meta:editing-duration>
    <meta:editing-cycles>1</meta:editing-cycles>
    <meta:document-statistic meta:table-count="0" meta:image-count="0" meta:object-count="0" meta:page-count="1" meta:paragraph-count="2" meta:word-count="3" meta:character-count="25" meta:non-whitespace-character-count="24"/>
    <meta:generator>LibreOffice/5.0.1.2.0$Linux_X86_64 LibreOffice_project/00m0$Build-2</meta:generator>
  </office:meta>
</office:document-meta>
</file>